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.6cm" table:align="margins"/>
    </style:style>
    <style:style style:name="Tableau2.A" style:family="table-column">
      <style:table-column-properties style:column-width="4.401cm" style:rel-column-width="16383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style:vertical-align="middle"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style:vertical-align="middle"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240" officeooo:paragraph-rsid="0013e240"/>
    </style:style>
    <style:style style:name="P2" style:family="paragraph" style:parent-style-name="Standard">
      <style:paragraph-properties fo:text-align="justify" style:justify-single-word="false"/>
      <style:text-properties officeooo:rsid="0013e240" officeooo:paragraph-rsid="0013e240"/>
    </style:style>
    <style:style style:name="P3" style:family="paragraph" style:parent-style-name="Standard">
      <style:paragraph-properties fo:text-align="center" style:justify-single-word="false"/>
      <style:text-properties fo:font-size="14pt" officeooo:rsid="0013e240" officeooo:paragraph-rsid="0013e24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5b485" officeooo:paragraph-rsid="0015b48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5b485" officeooo:paragraph-rsid="0015b485" style:font-size-asian="14pt" style:font-size-complex="14pt"/>
    </style:style>
    <style:style style:name="P6" style:family="paragraph" style:parent-style-name="Standard">
      <style:text-properties officeooo:rsid="0015b485" officeooo:paragraph-rsid="0013e240"/>
    </style:style>
    <style:style style:name="P7" style:family="paragraph" style:parent-style-name="Standard">
      <style:text-properties officeooo:rsid="0015b485" officeooo:paragraph-rsid="0015b485"/>
    </style:style>
    <style:style style:name="P8" style:family="paragraph" style:parent-style-name="Standard">
      <style:paragraph-properties fo:text-align="justify" style:justify-single-word="false"/>
      <style:text-properties officeooo:rsid="0015b485" officeooo:paragraph-rsid="0015b48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5b485" officeooo:paragraph-rsid="0015b485"/>
    </style:style>
    <style:style style:name="P10" style:family="paragraph" style:parent-style-name="Standard">
      <style:paragraph-properties fo:text-align="end" style:justify-single-word="false"/>
      <style:text-properties officeooo:rsid="0015b485" officeooo:paragraph-rsid="0015b485"/>
    </style:style>
    <style:style style:name="P11" style:family="paragraph" style:parent-style-name="Standard">
      <style:text-properties officeooo:rsid="0015b485" officeooo:paragraph-rsid="0017dbe9"/>
    </style:style>
    <style:style style:name="P12" style:family="paragraph" style:parent-style-name="Standard">
      <style:text-properties officeooo:rsid="0016c487" officeooo:paragraph-rsid="0016c487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weight="bold" officeooo:paragraph-rsid="0013e240" style:font-weight-asian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3e240"/>
    </style:style>
    <style:style style:name="P15" style:family="paragraph" style:parent-style-name="Table_20_Contents">
      <style:paragraph-properties fo:text-align="center" style:justify-single-word="false"/>
      <style:text-properties officeooo:rsid="0013e240" officeooo:paragraph-rsid="0013e240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fo:font-weight="bold" style:font-weight-asian="bold"/>
    </style:style>
    <style:style style:name="T3" style:family="text">
      <style:text-properties officeooo:rsid="0015b4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<text:span text:style-name="T3">culture numérique</text:span></text:p>
      <text:p text:style-name="P4"/>
      <text:p text:style-name="P5">Présentation du projet :</text:p>
      <text:p text:style-name="P2">Dans le cadre du projet “Plan d’aide au rebond jeunesse, pour l’éducation artistique et culturelle numérique”,  la Région Nouvelle-Aquitaine à lancé un projet porté de médiation sur les outils de<text:span text:style-name="T3">s réalités virtuelles et réalités augmentées (xR).</text:span></text:p>
      <text:p text:style-name="P2">Ce projet a pour but de permettre <text:span text:style-name="T3">aux</text:span> élèves et <text:span text:style-name="T3">aux</text:span> professeurs une immersion dans le monde de la x<text:span text:style-name="T3">R</text:span>, à travers une médiation sur ces nouvelles technologies. <text:span text:style-name="T3">Ceci afin </text:span>de leurs faire découvrir de nouvelles carrières valorisantes autour de ces nouveaux métiers, <text:span text:style-name="T3">m</text:span>ais également poursuivre l’éducation à l’image, en leur faisant découvrir de nouveaux formats de production cinématographique.</text:p>
      <text:p text:style-name="P2"/>
      <text:p text:style-name="P5">Modalités de mise en œuvre :</text:p>
      <text:p text:style-name="P8">Dans ce cadre, nous avons pu obtenir de la part de l’association qui diffuse le projet, deux journées d’initiation, afin de pouvoir en faire profiter toutes les classes de secondes : les mardi 22 et 29 mars.</text:p>
      <text:p text:style-name="P8"/>
      <text:p text:style-name="P8">Les délais sont courts car nous n’avons eu la confirmation que vendredi dernier, aussi veuillez nous excuser pour la gêne occasionnée.</text:p>
      <text:p text:style-name="P8"/>
      <text:p text:style-name="P8">Avec Mme Pinheiro nous avons construit un ordre de passage en fonction des emplois du temps. Le choix a été réalisé en fonction des cours en classe entière, ceci afin de perturber le moins possible le <text:s/>fonctionnement de l’établissement. </text:p>
      <text:p text:style-name="P8">Les enseignants concernés devront :</text:p>
      <text:list xml:id="list3441918666" text:style-name="L1">
        <text:list-item>
          <text:p text:style-name="P9">faire l’appel sur Pronote,</text:p>
        </text:list-item>
        <text:list-item>
          <text:p text:style-name="P9">accompagner les élèves en salle de verrières.</text:p>
        </text:list-item>
      </text:list>
      <text:p text:style-name="P8"/>
      <text:p text:style-name="P8">De plus une conférence <text:s/>autour des nouvelles technologies aura lieu de 13h à 14h. Les élèves de 1ere et terminales NSI sont concernés mais elle reste ouverte aux élèves de seconde intéressés.</text:p>
      <text:p text:style-name="P1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4"><text:span text:style-name="T1">MARDI 22 MARS</text:span></text:p>
          </table:table-cell>
          <table:table-cell table:style-name="Tableau2.A1" office:value-type="string">
            <text:p text:style-name="P14"><text:span text:style-name="T1">MARDI 29 MARS</text:span></text:p>
          </table:table-cell>
          <table:table-cell table:style-name="Tableau2.D1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4"><text:span text:style-name="T1">Horaires</text:span></text:p>
          </table:table-cell>
          <table:table-cell table:style-name="Tableau2.A2" table:number-columns-spanned="2" office:value-type="string">
            <text:p text:style-name="P15">Classes</text:p>
          </table:table-cell>
          <table:covered-table-cell/>
          <table:table-cell table:style-name="Tableau2.D2" office:value-type="string">
            <text:p text:style-name="P15">Salle</text:p>
          </table:table-cell>
        </table:table-row>
        <table:table-row>
          <table:table-cell table:style-name="Tableau2.A2" office:value-type="string">
            <text:p text:style-name="P13"/>
            <text:p text:style-name="P14">9h-10h</text:p>
          </table:table-cell>
          <table:table-cell table:style-name="Tableau2.B3" office:value-type="string">
            <text:p text:style-name="P14"><text:span text:style-name="T1">2C</text:span> / 1h Mme Vernay</text:p>
          </table:table-cell>
          <table:table-cell table:style-name="Tableau2.C3" office:value-type="string">
            <text:p text:style-name="P14"><text:span text:style-name="T1">2H</text:span> / 1h Mme Vaglienti</text:p>
          </table:table-cell>
          <table:table-cell table:style-name="Tableau2.D2" table:number-rows-spanned="7" office:value-type="string">
            <text:p text:style-name="P15">Salle des verrières</text:p>
          </table:table-cell>
        </table:table-row>
        <table:table-row>
          <table:table-cell table:style-name="Tableau2.A2" office:value-type="string">
            <text:p text:style-name="P14">10h-11h</text:p>
          </table:table-cell>
          <table:table-cell table:style-name="Tableau2.B3" office:value-type="string">
            <text:p text:style-name="P14"><text:span text:style-name="T1">2B </text:span>/ 1h Mme Pasquet</text:p>
          </table:table-cell>
          <table:table-cell table:style-name="Tableau2.C3" office:value-type="string">
            <text:p text:style-name="P14"><text:span text:style-name="T1">2G</text:span>/ 1h M Bourrillon</text:p>
          </table:table-cell>
          <table:covered-table-cell/>
        </table:table-row>
        <table:table-row>
          <table:table-cell table:style-name="Tableau2.A2" office:value-type="string">
            <text:p text:style-name="P14">11h-12h</text:p>
          </table:table-cell>
          <table:table-cell table:style-name="Tableau2.B3" office:value-type="string">
            <text:p text:style-name="P14"><text:span text:style-name="T1">1NSI</text:span>/ 1h M Viroulaud</text:p>
          </table:table-cell>
          <table:table-cell table:style-name="Tableau2.C3" office:value-type="string">
            <text:p text:style-name="P14"><text:span text:style-name="T1">2I</text:span> / 1h Mme Lachaud</text:p>
          </table:table-cell>
          <table:covered-table-cell/>
        </table:table-row>
        <table:table-row>
          <table:table-cell table:style-name="Tableau2.A2" office:value-type="string">
            <text:p text:style-name="P14">13h-14h</text:p>
          </table:table-cell>
          <table:table-cell table:style-name="Tableau2.A2" table:number-columns-spanned="2" office:value-type="string">
            <text:p text:style-name="P14">Conférence autour des nouvelles technologies et les enjeux environnementaux 1ERES-NSI / TALES-NSI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14">14h-15h</text:p>
          </table:table-cell>
          <table:table-cell table:style-name="Tableau2.B3" office:value-type="string">
            <text:p text:style-name="P14"><text:span text:style-name="T1">2</text:span><text:span text:style-name="T2"> </text:span><text:span text:style-name="T1">E</text:span> / 1h Mme Meynier</text:p>
          </table:table-cell>
          <table:table-cell table:style-name="Tableau2.C3" office:value-type="string">
            <text:p text:style-name="P14"><text:span text:style-name="T1">TALE NSI</text:span> / 1h M Viroulaud</text:p>
          </table:table-cell>
          <table:covered-table-cell/>
        </table:table-row>
        <table:table-row>
          <table:table-cell table:style-name="Tableau2.A2" office:value-type="string">
            <text:p text:style-name="P14">15h-16h</text:p>
          </table:table-cell>
          <table:table-cell table:style-name="Tableau2.B3" office:value-type="string">
            <text:p text:style-name="P14"><text:span text:style-name="T1">2A </text:span>/ 1h Mme Fonteneau</text:p>
          </table:table-cell>
          <table:table-cell table:style-name="Tableau2.C3" office:value-type="string">
            <text:p text:style-name="P14"><text:span text:style-name="T1">2D</text:span> / 1h M Bantinie</text:p>
          </table:table-cell>
          <table:covered-table-cell/>
        </table:table-row>
        <table:table-row>
          <table:table-cell table:style-name="Tableau2.A2" office:value-type="string">
            <text:p text:style-name="P14">16h-17h</text:p>
          </table:table-cell>
          <table:table-cell table:style-name="Tableau2.B3" office:value-type="string">
            <text:p text:style-name="P14"><text:span text:style-name="T1">2F</text:span>/1h Mme Sustra</text:p>
          </table:table-cell>
          <table:table-cell table:style-name="Tableau2.C3" office:value-type="string">
            <text:p text:style-name="P14"><text:span text:style-name="T1">2J</text:span> / 1h M Viroulaud</text:p>
          </table:table-cell>
          <table:covered-table-cell/>
        </table:table-row>
      </table:table>
      <text:p text:style-name="P6"/>
      <text:p text:style-name="P12">Pour être tout à fait précis, certains cours du planning ont lieu en groupe, mais comme à chaque fois l’autre groupe est en étude, tous les élèves seront présents sur le créneau.</text:p>
      <text:p text:style-name="P11">N’hésitez pas à me solliciter pour toutes interrogations, problèmes d’organisation…</text:p>
      <text:p text:style-name="P7"/>
      <text:p text:style-name="P10">Christophe Viroulau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4T12:56:32.934821008</meta:creation-date>
    <dc:date>2022-03-14T13:18:09.487597178</dc:date>
    <meta:editing-duration>PT21M35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388" meta:character-count="2312" meta:non-whitespace-character-count="1963"/>
  </office:meta>
</office:document-meta>
</file>